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fo:color="#000000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000000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Heading_20_3">
      <style:text-properties fo:color="#000000"/>
    </style:style>
    <style:style style:name="P7" style:family="paragraph" style:parent-style-name="Heading_20_2">
      <style:text-properties fo:color="#000000"/>
    </style:style>
    <style:style style:name="P8" style:family="paragraph" style:parent-style-name="Preformatted_20_Text">
      <style:text-properties fo:color="#000000"/>
    </style:style>
    <style:style style:name="T1" style:family="text">
      <style:text-properties fo:color="#f8f8f2"/>
    </style:style>
    <style:style style:name="T2" style:family="text">
      <style:text-properties fo:color="#f92672"/>
    </style:style>
    <style:style style:name="T3" style:family="text">
      <style:text-properties fo:color="#a6e22e"/>
    </style:style>
    <style:style style:name="T4" style:family="text">
      <style:text-properties fo:color="#e6db74"/>
    </style:style>
    <style:style style:name="T5" style:family="text">
      <style:text-properties fo:color="#75715e"/>
    </style:style>
    <style:style style:name="T6" style:family="text">
      <style:text-properties fo:color="#ae81ff"/>
    </style:style>
    <style:style style:name="T7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Instance vs Class Variables</text:h>
      <text:p text:style-name="Text_20_body"><text:span text:style-name="T7">In our exploration of classes so far we have used plenty of </text:span><text:span text:style-name="Strong_20_Emphasis"><text:span text:style-name="T7">instance variables</text:span></text:span><text:span text:style-name="T7"> or </text:span><text:span text:style-name="Strong_20_Emphasis"><text:span text:style-name="T7">attributes</text:span></text:span><text:span text:style-name="T7">. Similar to how we can have </text:span><text:span text:style-name="Emphasis"><text:span text:style-name="T7">class methods</text:span></text:span><text:span text:style-name="T7"> we can also have </text:span><text:span text:style-name="Emphasis"><text:span text:style-name="T7">class variables</text:span></text:span><text:span text:style-name="T7">. Let's compare the two.</text:span></text:p>
      <text:h text:style-name="P6" text:outline-level="3">Instance Variables</text:h>
      <text:p text:style-name="Text_20_body"><text:span text:style-name="T7">Like we learned previously, </text:span><text:span text:style-name="Source_20_Text"><text:span text:style-name="T7">instance variables</text:span></text:span><text:span text:style-name="T7"> are denoted with </text:span><text:span text:style-name="Source_20_Text"><text:span text:style-name="T7">@</text:span></text:span><text:span text:style-name="T7"> and are typically assigned inside </text:span><text:span text:style-name="Source_20_Text"><text:span text:style-name="T7">#initialize</text:span></text:span><text:span text:style-name="T7">:</text:span></text:p>
      <text:p text:style-name="Preformatted_20_Text"><text:span text:style-name="Source_20_Text"><text:span text:style-name="T7">class Car</text:span></text:span></text:p>
      <text:p text:style-name="Preformatted_20_Text"><text:span text:style-name="Source_20_Text"><text:span text:style-name="T7"><text:s text:c="2"/>def initialize(color)</text:span></text:span></text:p>
      <text:p text:style-name="Preformatted_20_Text"><text:span text:style-name="Source_20_Text"><text:span text:style-name="T7"><text:s text:c="4"/>@color = color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color</text:span></text:span></text:p>
      <text:p text:style-name="Preformatted_20_Text"><text:span text:style-name="Source_20_Text"><text:span text:style-name="T7"><text:s text:c="4"/>@color</text:span></text:span></text:p>
      <text:p text:style-name="Preformatted_20_Text"><text:span text:style-name="Source_20_Text"><text:span text:style-name="T7"><text:s text:c="2"/>end</text:span></text:span></text:p>
      <text:p text:style-name="Preformatted_20_Text"><text:span text:style-name="Source_20_Text"><text:span text:style-name="T7">end</text:span></text:span></text:p>
      <text:p text:style-name="P8"/>
      <text:p text:style-name="Preformatted_20_Text"><text:span text:style-name="Source_20_Text"><text:span text:style-name="T7">car_1 = Car.new("red")</text:span></text:span></text:p>
      <text:p text:style-name="Preformatted_20_Text"><text:span text:style-name="Source_20_Text"><text:span text:style-name="T7">p car_1.color <text:s text:c="4"/># "red"</text:span></text:span></text:p>
      <text:p text:style-name="P8"/>
      <text:p text:style-name="Preformatted_20_Text"><text:span text:style-name="Source_20_Text"><text:span text:style-name="T7">car_2 = Car.new("black")</text:span></text:span></text:p>
      <text:p text:style-name="P1"><text:span text:style-name="Source_20_Text"><text:span text:style-name="T7">p car_2.color <text:s text:c="4"/># "black"</text:span></text:span></text:p>
      <text:p text:style-name="Text_20_body"><text:span text:style-name="T7">Nothing new here. If we want cars to vary in the property of color, then we simply make the relevant instance variable for </text:span><text:span text:style-name="Source_20_Text"><text:span text:style-name="T7">@color</text:span></text:span><text:span text:style-name="T7">. Great, but what if we wanted to have a property that is shared among all cars? Let's accomplish this next using a class variable.</text:span></text:p>
      <text:h text:style-name="P6" text:outline-level="3">Class Variables</text:h>
      <text:p text:style-name="Text_20_body"><text:span text:style-name="T7">Let's say we wanted all car instances to have the same number of wheels. We can add a class variable </text:span><text:span text:style-name="Source_20_Text"><text:span text:style-name="T7">@@num_wheels</text:span></text:span><text:span text:style-name="T7">:</text:span></text:p>
      <text:p text:style-name="Preformatted_20_Text"><text:span text:style-name="Source_20_Text"><text:span text:style-name="T7">class Car</text:span></text:span></text:p>
      <text:p text:style-name="Preformatted_20_Text"><text:span text:style-name="Source_20_Text"><text:span text:style-name="T7"><text:s text:c="2"/>@@num_wheels = 4</text:span></text:span></text:p>
      <text:p text:style-name="P8"/>
      <text:p text:style-name="Preformatted_20_Text"><text:span text:style-name="Source_20_Text"><text:span text:style-name="T7"><text:s text:c="2"/>def initialize(color)</text:span></text:span></text:p>
      <text:p text:style-name="Preformatted_20_Text"><text:span text:style-name="Source_20_Text"><text:span text:style-name="T7"><text:s text:c="4"/>@color = color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# getter for @color instance variable</text:span></text:span></text:p>
      <text:p text:style-name="Preformatted_20_Text"><text:span text:style-name="Source_20_Text"><text:span text:style-name="T7"><text:s text:c="2"/>def color</text:span></text:span></text:p>
      <text:p text:style-name="Preformatted_20_Text"><text:span text:style-name="Source_20_Text"><text:span text:style-name="T7"><text:s text:c="4"/>@color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# getter for @@num_wheels class variable</text:span></text:span></text:p>
      <text:p text:style-name="Preformatted_20_Text"><text:span text:style-name="Source_20_Text"><text:span text:style-name="T7"><text:s text:c="2"/>def num_wheels</text:span></text:span></text:p>
      <text:p text:style-name="Preformatted_20_Text"><text:span text:style-name="Source_20_Text"><text:span text:style-name="T7"><text:s text:c="4"/>@@num_wheels</text:span></text:span></text:p>
      <text:p text:style-name="Preformatted_20_Text"><text:span text:style-name="Source_20_Text"><text:span text:style-name="T7"><text:s text:c="2"/>end</text:span></text:span></text:p>
      <text:p text:style-name="Preformatted_20_Text"><text:span text:style-name="Source_20_Text"><text:span text:style-name="T7">end</text:span></text:span></text:p>
      <text:p text:style-name="P8"/>
      <text:p text:style-name="Preformatted_20_Text"><text:span text:style-name="Source_20_Text"><text:span text:style-name="T7">car_1 = Car.new("red")</text:span></text:span></text:p>
      <text:p text:style-name="Preformatted_20_Text"><text:soft-page-break/><text:span text:style-name="Source_20_Text"><text:span text:style-name="T7">p car_1.num_wheels <text:s text:c="3"/># 4</text:span></text:span></text:p>
      <text:p text:style-name="P8"/>
      <text:p text:style-name="Preformatted_20_Text"><text:span text:style-name="Source_20_Text"><text:span text:style-name="T7">car_2 = Car.new("black")</text:span></text:span></text:p>
      <text:p text:style-name="P1"><text:span text:style-name="Source_20_Text"><text:span text:style-name="T7">p car_2.num_wheels <text:s text:c="3"/># 4</text:span></text:span></text:p>
      <text:p text:style-name="Text_20_body"><text:span text:style-name="T7">Notice that we use </text:span><text:span text:style-name="Source_20_Text"><text:span text:style-name="T7">@@</text:span></text:span><text:span text:style-name="T7"> to denote class variables and typically assign these variables right inside of the class, but </text:span><text:span text:style-name="Emphasis"><text:span text:style-name="T7">not</text:span></text:span><text:span text:style-name="T7"> inside of </text:span><text:span text:style-name="Source_20_Text"><text:span text:style-name="T7">#initialize</text:span></text:span><text:span text:style-name="T7">. This means that any car instance we create will be able to refer to this single, shared </text:span><text:span text:style-name="Source_20_Text"><text:span text:style-name="T7">@@num_wheels</text:span></text:span><text:span text:style-name="T7"> variable. An important distinction to have in mind is that instances </text:span><text:span text:style-name="Source_20_Text"><text:span text:style-name="T7">car_1</text:span></text:span><text:span text:style-name="T7"> and </text:span><text:span text:style-name="Source_20_Text"><text:span text:style-name="T7">car_2</text:span></text:span><text:span text:style-name="T7"> have their own/separate </text:span><text:span text:style-name="Source_20_Text"><text:span text:style-name="T7">@color</text:span></text:span><text:span text:style-name="T7"> variables, but share a single </text:span><text:span text:style-name="Source_20_Text"><text:span text:style-name="T7">@@num_wheels</text:span></text:span><text:span text:style-name="T7"> variable.</text:span></text:p>
      <text:p text:style-name="Text_20_body"><text:span text:style-name="T7">As a result of all instances sharing this single variable, a change to this variable will effect all instances. Let's create a class method that sets </text:span><text:span text:style-name="Source_20_Text"><text:span text:style-name="T7">@@num_wheels</text:span></text:span><text:span text:style-name="T7">:</text:span></text:p>
      <text:p text:style-name="Preformatted_20_Text"><text:span text:style-name="Source_20_Text"><text:span text:style-name="T7">class Car</text:span></text:span></text:p>
      <text:p text:style-name="Preformatted_20_Text"><text:span text:style-name="Source_20_Text"><text:span text:style-name="T7"><text:s text:c="2"/>@@num_wheels = 4</text:span></text:span></text:p>
      <text:p text:style-name="P8"/>
      <text:p text:style-name="Preformatted_20_Text"><text:span text:style-name="Source_20_Text"><text:span text:style-name="T7"><text:s text:c="2"/>def self.upgrade_to_flying_cars</text:span></text:span></text:p>
      <text:p text:style-name="Preformatted_20_Text"><text:span text:style-name="Source_20_Text"><text:span text:style-name="T7"><text:s text:c="4"/>@@num_wheels = 0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initialize(color)</text:span></text:span></text:p>
      <text:p text:style-name="Preformatted_20_Text"><text:span text:style-name="Source_20_Text"><text:span text:style-name="T7"><text:s text:c="4"/>@color = color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num_wheels</text:span></text:span></text:p>
      <text:p text:style-name="Preformatted_20_Text"><text:span text:style-name="Source_20_Text"><text:span text:style-name="T7"><text:s text:c="4"/>@@num_wheels</text:span></text:span></text:p>
      <text:p text:style-name="Preformatted_20_Text"><text:span text:style-name="Source_20_Text"><text:span text:style-name="T7"><text:s text:c="2"/>end</text:span></text:span></text:p>
      <text:p text:style-name="Preformatted_20_Text"><text:span text:style-name="Source_20_Text"><text:span text:style-name="T7">end</text:span></text:span></text:p>
      <text:p text:style-name="P8"/>
      <text:p text:style-name="Preformatted_20_Text"><text:span text:style-name="Source_20_Text"><text:span text:style-name="T7">car_1 = Car.new("red")</text:span></text:span></text:p>
      <text:p text:style-name="Preformatted_20_Text"><text:span text:style-name="Source_20_Text"><text:span text:style-name="T7">car_2 = Car.new("black")</text:span></text:span></text:p>
      <text:p text:style-name="P8"/>
      <text:p text:style-name="Preformatted_20_Text"><text:span text:style-name="Source_20_Text"><text:span text:style-name="T7">p car_1.num_wheels <text:s text:c="3"/># 4</text:span></text:span></text:p>
      <text:p text:style-name="Preformatted_20_Text"><text:span text:style-name="Source_20_Text"><text:span text:style-name="T7">p car_2.num_wheels <text:s text:c="3"/># 4</text:span></text:span></text:p>
      <text:p text:style-name="P8"/>
      <text:p text:style-name="Preformatted_20_Text"><text:span text:style-name="Source_20_Text"><text:span text:style-name="T7">Car.upgrade_to_flying_cars</text:span></text:span></text:p>
      <text:p text:style-name="P8"/>
      <text:p text:style-name="Preformatted_20_Text"><text:span text:style-name="Source_20_Text"><text:span text:style-name="T7">p car_1.num_wheels <text:s text:c="3"/># 0</text:span></text:span></text:p>
      <text:p text:style-name="Preformatted_20_Text"><text:span text:style-name="Source_20_Text"><text:span text:style-name="T7">p car_2.num_wheels <text:s text:c="3"/># 0</text:span></text:span></text:p>
      <text:p text:style-name="P8"/>
      <text:p text:style-name="Preformatted_20_Text"><text:span text:style-name="Source_20_Text"><text:span text:style-name="T7">car_3 = Car.new("silver")</text:span></text:span></text:p>
      <text:p text:style-name="P1"><text:span text:style-name="Source_20_Text"><text:span text:style-name="T7">p car_3.num_wheels <text:s text:c="3"/># 0</text:span></text:span></text:p>
      <text:p text:style-name="Text_20_body"><text:span text:style-name="T7">The future is now! Changing class variables is really powerful since it effects every instance that we created and </text:span><text:span text:style-name="Emphasis"><text:span text:style-name="T7">will create in the future</text:span></text:span><text:span text:style-name="T7"> (see </text:span><text:span text:style-name="Source_20_Text"><text:span text:style-name="T7">car_3</text:span></text:span><text:span text:style-name="T7"> above). However, with great power comes great responsibility, so be very cautious when writing such code.</text:span></text:p>
      <text:h text:style-name="P6" text:outline-level="3">Class Constants</text:h>
      <text:p text:style-name="Text_20_body"><text:span text:style-name="T7">Often times, we'll want to prevent class variables from being changed for safety. In this scenario we'll want to create a </text:span><text:span text:style-name="Strong_20_Emphasis"><text:span text:style-name="T7">class constant</text:span></text:span><text:span text:style-name="T7"> instead. As it's name suggests, a constant cannot be reassigned. Let's redo the last example with a class constant:</text:span></text:p>
      <text:p text:style-name="Preformatted_20_Text"><text:soft-page-break/><text:span text:style-name="Source_20_Text"><text:span text:style-name="T7">class Car</text:span></text:span></text:p>
      <text:p text:style-name="Preformatted_20_Text"><text:span text:style-name="Source_20_Text"><text:span text:style-name="T7"><text:s text:c="2"/>NUM_WHEELS = 4</text:span></text:span></text:p>
      <text:p text:style-name="P8"/>
      <text:p text:style-name="Preformatted_20_Text"><text:span text:style-name="Source_20_Text"><text:span text:style-name="T7"><text:s text:c="2"/>def self.upgrade_to_flying_cars</text:span></text:span></text:p>
      <text:p text:style-name="Preformatted_20_Text"><text:span text:style-name="Source_20_Text"><text:span text:style-name="T7"><text:s text:c="4"/>NUM_WHEELS = 0 <text:s text:c="3"/># SyntaxError: dynamic constant assignment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initialize(color)</text:span></text:span></text:p>
      <text:p text:style-name="Preformatted_20_Text"><text:span text:style-name="Source_20_Text"><text:span text:style-name="T7"><text:s text:c="4"/>@color = color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num_wheels</text:span></text:span></text:p>
      <text:p text:style-name="Preformatted_20_Text"><text:span text:style-name="Source_20_Text"><text:span text:style-name="T7"><text:s text:c="4"/>NUM_WHEELS</text:span></text:span></text:p>
      <text:p text:style-name="Preformatted_20_Text"><text:span text:style-name="Source_20_Text"><text:span text:style-name="T7"><text:s text:c="2"/>end</text:span></text:span></text:p>
      <text:p text:style-name="Preformatted_20_Text"><text:span text:style-name="Source_20_Text"><text:span text:style-name="T7">end</text:span></text:span></text:p>
      <text:p text:style-name="P8"/>
      <text:p text:style-name="P8"/>
      <text:p text:style-name="Preformatted_20_Text"><text:span text:style-name="Source_20_Text"><text:span text:style-name="T7">car_1 = Car.new("red")</text:span></text:span></text:p>
      <text:p text:style-name="Preformatted_20_Text"><text:span text:style-name="Source_20_Text"><text:span text:style-name="T7">car_2 = Car.new("black")</text:span></text:span></text:p>
      <text:p text:style-name="P8"/>
      <text:p text:style-name="Preformatted_20_Text"><text:span text:style-name="Source_20_Text"><text:span text:style-name="T7">p car_1.num_wheels <text:s text:c="3"/># 4</text:span></text:span></text:p>
      <text:p text:style-name="Preformatted_20_Text"><text:span text:style-name="Source_20_Text"><text:span text:style-name="T7">p car_2.num_wheels <text:s text:c="3"/># 4</text:span></text:span></text:p>
      <text:p text:style-name="P8"/>
      <text:p text:style-name="P1"><text:span text:style-name="Source_20_Text"><text:span text:style-name="T7">Car.upgrade_to_flying_cars</text:span></text:span></text:p>
      <text:p text:style-name="P4">Class constant names must be capitalized. Notice that reassigning the constant will fail with an error, exactly what we wanted!</text:p>
      <text:h text:style-name="P7" text:outline-level="2">Wrapping Up</text:h>
      <text:list xml:id="list9084936541452630549" text:style-name="L1">
        <text:list-item>
          <text:p text:style-name="P5"><text:span text:style-name="T7">an </text:span><text:span text:style-name="Source_20_Text"><text:span text:style-name="T7">@instance_variable</text:span></text:span><text:span text:style-name="T7"> will be a distinct variable in each instance of a class; changing the variable will only effect that one instance</text:span></text:p>
        </text:list-item>
        <text:list-item>
          <text:p text:style-name="P5"><text:span text:style-name="T7">a </text:span><text:span text:style-name="Source_20_Text"><text:span text:style-name="T7">@@class_variable</text:span></text:span><text:span text:style-name="T7"> will be shared among all instances of a class; changing the variable will effect all instances because all instances of the class</text:span></text:p>
        </text:list-item>
        <text:list-item>
          <text:p text:style-name="P3"><text:span text:style-name="T7">a </text:span><text:span text:style-name="Source_20_Text"><text:span text:style-name="T7">CLASS_CONSTANT</text:span></text:span><text:span text:style-name="T7"> will be shared among all instances of a class, but cannot be changed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1:36:09.416963830</meta:creation-date>
    <dc:date>2019-07-17T21:51:43.306337048</dc:date>
    <meta:editing-duration>PT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560" meta:character-count="3569" meta:non-whitespace-character-count="2961"/>
  </office:meta>
</office:document-meta>
</file>